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0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exe</text:p>
          </table:table-cell>
          <table:table-cell table:style-name="Default" office:value-type="string" calcext:value-type="string">
            <text:p>Date de naissance</text:p>
          </table:table-cell>
          <table:table-cell office:value-type="string" calcext:value-type="string">
            <text:p>Pere</text:p>
          </table:table-cell>
          <table:table-cell office:value-type="string" calcext:value-type="string">
            <text:p>Mere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Jumeaux</text:p>
          </table:table-cell>
          <table:table-cell office:value-type="string" calcext:value-type="string">
            <text:p>Numero Race</text:p>
          </table:table-cell>
          <table:table-cell office:value-type="string" calcext:value-type="string">
            <text:p>Cheptel Actuel</text:p>
          </table:table-cell>
        </table:table-row>
        <table:table-row table:style-name="ro1">
          <table:table-cell office:value-type="string" calcext:value-type="string">
            <text:p>FR0339057942</text:p>
          </table:table-cell>
          <table:table-cell office:value-type="string" calcext:value-type="string">
            <text:p>NUTEL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/09/2016</text:p>
          </table:table-cell>
          <table:table-cell office:value-type="float" office:value="1441899152" calcext:value-type="float">
            <text:p>1441899152</text:p>
          </table:table-cell>
          <table:table-cell office:value-type="float" office:value="312125140" calcext:value-type="float">
            <text:p>31212514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alse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0339057943</text:p>
          </table:table-cell>
          <table:table-cell office:value-type="string" calcext:value-type="string">
            <text:p>NUTEL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/09/2016</text:p>
          </table:table-cell>
          <table:table-cell office:value-type="float" office:value="1441899152" calcext:value-type="float">
            <text:p>1441899152</text:p>
          </table:table-cell>
          <table:table-cell office:value-type="float" office:value="312125140" calcext:value-type="float">
            <text:p>31212514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als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0339057944</text:p>
          </table:table-cell>
          <table:table-cell office:value-type="string" calcext:value-type="string">
            <text:p>NUTEL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/09/2016</text:p>
          </table:table-cell>
          <table:table-cell office:value-type="float" office:value="1441899152" calcext:value-type="float">
            <text:p>1441899152</text:p>
          </table:table-cell>
          <table:table-cell office:value-type="float" office:value="312125140" calcext:value-type="float">
            <text:p>31212514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string" calcext:value-type="string">
            <text:p>FR0339057945</text:p>
          </table:table-cell>
          <table:table-cell office:value-type="string" calcext:value-type="string">
            <text:p>NUTEL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/09/2016</text:p>
          </table:table-cell>
          <table:table-cell office:value-type="float" office:value="1441899152" calcext:value-type="float">
            <text:p>1441899152</text:p>
          </table:table-cell>
          <table:table-cell office:value-type="float" office:value="312125140" calcext:value-type="float">
            <text:p>31212514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alse</text:p>
          </table:table-cell>
          <table:table-cell office:value-type="float" office:value="50" calcext:value-type="float">
            <text:p>50</text:p>
          </table:table-cell>
          <table:table-cell office:value-type="float" office:value="78355888" calcext:value-type="float">
            <text:p>783558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0/00/0000</text:date>, <text:time style:data-style-name="N2" text:time-value="10:13:14.9457977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6:13:06.331995898</meta:creation-date>
    <dc:date>2017-05-09T10:14:00.896323988</dc:date>
    <meta:editing-duration>PT1H27M37S</meta:editing-duration>
    <meta:editing-cycles>11</meta:editing-cycles>
    <meta:generator>LibreOffice/5.1.6.2$Linux_X86_64 LibreOffice_project/10m0$Build-2</meta:generator>
    <meta:document-statistic meta:table-count="1" meta:cell-count="50" meta:object-count="0"/>
  </office:meta>
</office:document-meta>
</file>